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99296" officeooo:paragraph-rsid="00099296"/>
    </style:style>
    <style:style style:name="P2" style:family="paragraph" style:parent-style-name="Title">
      <style:text-properties officeooo:rsid="00099296" officeooo:paragraph-rsid="00099296"/>
    </style:style>
    <style:style style:name="P3" style:family="paragraph" style:parent-style-name="Text_20_body">
      <style:text-properties officeooo:rsid="000a89ca" officeooo:paragraph-rsid="000a89ca"/>
    </style:style>
    <style:style style:name="P4" style:family="paragraph" style:parent-style-name="Text_20_body">
      <style:text-properties officeooo:rsid="000bdd99" officeooo:paragraph-rsid="000bdd99"/>
    </style:style>
    <style:style style:name="P5" style:family="paragraph" style:parent-style-name="Text_20_body">
      <style:text-properties officeooo:rsid="000d02a0" officeooo:paragraph-rsid="000d02a0"/>
    </style:style>
    <style:style style:name="P6" style:family="paragraph" style:parent-style-name="Text_20_body">
      <style:text-properties officeooo:rsid="000dce0d" officeooo:paragraph-rsid="000dce0d"/>
    </style:style>
    <style:style style:name="P7" style:family="paragraph" style:parent-style-name="Text_20_body">
      <style:text-properties style:text-position="0% 100%" officeooo:rsid="00110cc5" officeooo:paragraph-rsid="00110cc5"/>
    </style:style>
    <style:style style:name="P8" style:family="paragraph" style:parent-style-name="Text_20_body">
      <style:text-properties style:text-position="0% 100%" officeooo:rsid="00130655" officeooo:paragraph-rsid="00130655"/>
    </style:style>
    <style:style style:name="P9" style:family="paragraph" style:parent-style-name="Heading_20_1">
      <style:text-properties officeooo:rsid="000dc0f1" officeooo:paragraph-rsid="000dc0f1"/>
    </style:style>
    <style:style style:name="P10" style:family="paragraph" style:parent-style-name="Heading_20_1">
      <style:text-properties officeooo:rsid="0016ebcc" officeooo:paragraph-rsid="0016ebcc"/>
    </style:style>
    <style:style style:name="P11" style:family="paragraph" style:parent-style-name="Heading_20_2">
      <style:text-properties officeooo:rsid="00211a8e" officeooo:paragraph-rsid="00211a8e"/>
    </style:style>
    <style:style style:name="P12" style:family="paragraph" style:parent-style-name="Heading_20_2">
      <style:text-properties officeooo:rsid="002af288" officeooo:paragraph-rsid="002af288"/>
    </style:style>
    <style:style style:name="P13" style:family="paragraph" style:parent-style-name="Heading_20_2">
      <style:text-properties officeooo:rsid="00306495" officeooo:paragraph-rsid="00306495"/>
    </style:style>
    <style:style style:name="P14" style:family="paragraph" style:parent-style-name="Text_20_body" style:list-style-name="L1">
      <style:text-properties officeooo:rsid="00099296" officeooo:paragraph-rsid="00099296"/>
    </style:style>
    <style:style style:name="P15" style:family="paragraph" style:parent-style-name="Text_20_body">
      <style:text-properties officeooo:rsid="001aa428" officeooo:paragraph-rsid="001aa428"/>
    </style:style>
    <style:style style:name="P16" style:family="paragraph" style:parent-style-name="Text_20_body">
      <style:text-properties officeooo:rsid="001cb133" officeooo:paragraph-rsid="001cb133"/>
    </style:style>
    <style:style style:name="P17" style:family="paragraph" style:parent-style-name="Text_20_body">
      <style:text-properties officeooo:rsid="001ef9db" officeooo:paragraph-rsid="001ef9db"/>
    </style:style>
    <style:style style:name="P18" style:family="paragraph" style:parent-style-name="Text_20_body">
      <style:text-properties officeooo:rsid="00211a8e" officeooo:paragraph-rsid="00211a8e"/>
    </style:style>
    <style:style style:name="P19" style:family="paragraph" style:parent-style-name="Text_20_body" style:list-style-name="L2">
      <style:text-properties officeooo:rsid="00211a8e" officeooo:paragraph-rsid="00211a8e"/>
    </style:style>
    <style:style style:name="P20" style:family="paragraph" style:parent-style-name="Text_20_body">
      <style:text-properties officeooo:rsid="0022804a" officeooo:paragraph-rsid="0022804a"/>
    </style:style>
    <style:style style:name="P21" style:family="paragraph" style:parent-style-name="Text_20_body">
      <style:text-properties officeooo:rsid="00254777" officeooo:paragraph-rsid="00254777"/>
    </style:style>
    <style:style style:name="P22" style:family="paragraph" style:parent-style-name="Text_20_body" style:list-style-name="L3">
      <style:text-properties officeooo:rsid="00254777" officeooo:paragraph-rsid="00254777"/>
    </style:style>
    <style:style style:name="P23" style:family="paragraph" style:parent-style-name="Text_20_body">
      <style:text-properties officeooo:rsid="00277b26" officeooo:paragraph-rsid="00277b26"/>
    </style:style>
    <style:style style:name="P24" style:family="paragraph" style:parent-style-name="Text_20_body" style:list-style-name="L4">
      <style:text-properties officeooo:rsid="00277b26" officeooo:paragraph-rsid="00277b26"/>
    </style:style>
    <style:style style:name="P25" style:family="paragraph" style:parent-style-name="Text_20_body">
      <style:text-properties officeooo:rsid="002badcc" officeooo:paragraph-rsid="002badcc"/>
    </style:style>
    <style:style style:name="P26" style:family="paragraph" style:parent-style-name="Text_20_body">
      <style:text-properties officeooo:rsid="002d61ed" officeooo:paragraph-rsid="002d61e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479c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e6876"/>
    </style:style>
    <style:style style:name="T5" style:family="text">
      <style:text-properties style:text-position="0% 100%" officeooo:rsid="001025a7"/>
    </style:style>
    <style:style style:name="T6" style:family="text">
      <style:text-properties style:text-position="0% 100%" officeooo:rsid="00110cc5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e6876"/>
    </style:style>
    <style:style style:name="T9" style:family="text">
      <style:text-properties officeooo:rsid="000e6876"/>
    </style:style>
    <style:style style:name="T10" style:family="text">
      <style:text-properties officeooo:rsid="0014479c"/>
    </style:style>
    <style:style style:name="T11" style:family="text">
      <style:text-properties officeooo:rsid="001eb050"/>
    </style:style>
    <style:style style:name="T12" style:family="text">
      <style:text-properties officeooo:rsid="00236afe"/>
    </style:style>
    <style:style style:name="T13" style:family="text">
      <style:text-properties officeooo:rsid="0029478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</text:p>
      <text:p text:style-name="P1">3 grandes phases :</text:p>
      <text:list text:style-name="L1">
        <text:list-item>
          <text:p text:style-name="P14">Programmation en langage machine</text:p>
        </text:list-item>
        <text:list-item>
          <text:p text:style-name="P14">Électronique numérique</text:p>
        </text:list-item>
        <text:list-item>
          <text:p text:style-name="P14">Câblage d’un processeur</text:p>
        </text:list-item>
      </text:list>
      <text:p text:style-name="P3">Contrôle continu + Examen</text:p>
      <text:p text:style-name="P3"><text:a xlink:type="simple" xlink:href="https://dept-info.labri.fr/ENSEIGNEMENT/archi/" text:style-name="Internet_20_link" text:visited-style-name="Visited_20_Internet_20_Link">https://dept-info.labri.fr/ENSEIGNEMENT/archi/</text:a></text:p>
      <text:h text:style-name="P9" text:outline-level="1">Arithmétique des processeurs</text:h>
      <text:p text:style-name="P4">65536 = max puissance de 2 à apprendre MDR</text:p>
      <text:p text:style-name="P5">Apprendre tableau conversion binaire → hexa</text:p>
      <text:p text:style-name="P6"><text:span text:style-name="T9">42 → 42</text:span><text:span text:style-name="T8">10</text:span><text:line-break/>042 → 42<text:span text:style-name="T7">8</text:span><text:span text:style-name="T3"> (base octale) <text:s text:c="6"/></text:span><text:span text:style-name="T5">ex : chmod 750 fi</text:span><text:span text:style-name="T6">chier</text:span><text:span text:style-name="T3"><text:line-break/></text:span><text:span text:style-name="T4">0x42 → 42</text:span><text:span text:style-name="T8">16</text:span></text:p>
      <text:p text:style-name="P7">[0, 2<text:span text:style-name="T1">n</text:span> – 1] : non signé<text:line-break/>[-<text:span text:style-name="T10">2</text:span><text:span text:style-name="T2">n - 1</text:span>, 2<text:span text:style-name="T1">n – 1</text:span> – 1] : signé</text:p>
      <text:p text:style-name="P8">Inversion bit à bit</text:p>
      <text:h text:style-name="P10" text:outline-level="1">y86</text:h>
      <text:h text:style-name="Heading_20_2" text:outline-level="2">Adressage mémoire :</text:h>
      <text:p text:style-name="P15">Cellule = plus petite unité mémoire pouvant être adressée</text:p>
      <text:p text:style-name="P16">man htons <text:span text:style-name="T11">(terminal)</text:span><text:line-break/>man htonl<text:line-break/>man htohs</text:p>
      <text:p text:style-name="P17">y86 considère la mémoire comme un espace linéaire et continu</text:p>
      <text:h text:style-name="P11" text:outline-level="2">Registres</text:h>
      <text:p text:style-name="P18">Possède 8 registres :</text:p>
      <text:list text:style-name="L2">
        <text:list-item>
          <text:p text:style-name="P19">7 registres banalisés : eax, ebx, ecx, edx, esi, edi, ebp</text:p>
        </text:list-item>
        <text:list-item>
          <text:p text:style-name="P19">1 registre spécial : esp</text:p>
        </text:list-item>
      </text:list>
      <text:p text:style-name="P20"><text:span text:style-name="T12">C</text:span>es registres ont une taille de 32 bits (8 octets)</text:p>
      <text:p text:style-name="P21">Deux autres registres sont indirectement accessibles :</text:p>
      <text:list text:style-name="L3">
        <text:list-item>
          <text:p text:style-name="P22">le compteur ordinal (« Program Counter »)</text:p>
        </text:list-item>
        <text:list-item>
          <text:p text:style-name="P22"><text:soft-page-break/>PSW (« Program Status Word »)</text:p>
        </text:list-item>
      </text:list>
      <text:p text:style-name="P23">Les 8 registres généraux sont identifiés dans le code machine par un numéro sur 3 bits :</text:p>
      <text:list text:style-name="L4">
        <text:list-item>
          <text:p text:style-name="P24">eax 000</text:p>
        </text:list-item>
        <text:list-item>
          <text:p text:style-name="P24">edx 010</text:p>
        </text:list-item>
        <text:list-item>
          <text:p text:style-name="P24">esp 100</text:p>
        </text:list-item>
        <text:list-item>
          <text:p text:style-name="P24">esi 110</text:p>
        </text:list-item>
        <text:list-item>
          <text:p text:style-name="P24">ecx 001</text:p>
        </text:list-item>
        <text:list-item>
          <text:p text:style-name="P24">ebx 011</text:p>
        </text:list-item>
        <text:list-item>
          <text:p text:style-name="P24">ebp 101</text:p>
        </text:list-item>
        <text:list-item>
          <text:p text:style-name="P24">edi 111</text:p>
        </text:list-item>
        <text:list-item>
          <text:p text:style-name="P24">rien 1000</text:p>
        </text:list-item>
      </text:list>
      <text:p text:style-name="P23">« <text:span text:style-name="T13">addl rA, rB » → 6 0 rA rB</text:span></text:p>
      <text:h text:style-name="P12" text:outline-level="2">Langage d’assemblage</text:h>
      <text:p text:style-name="P25">Plus simple que le langage machine</text:p>
      <text:p text:style-name="P26">oui</text:p>
      <text:h text:style-name="P13" text:outline-level="2">FF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3T09:40:25.705000000</meta:creation-date>
    <dc:date>2023-01-16T12:22:43.284000000</dc:date>
    <meta:editing-duration>PT11H18M35S</meta:editing-duration>
    <meta:editing-cycles>3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1" meta:word-count="223" meta:character-count="1149" meta:non-whitespace-character-count="974"/>
  </office:meta>
</office:document-meta>
</file>